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3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2-10-31" calcext:value-type="date">
            <text:p>2022-10-3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9" office:value-type="date" office:date-value="2022-10-31" calcext:value-type="date">
            <text:p>2022-10-3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9" office:value-type="date" office:date-value="2022-10-31" calcext:value-type="date">
            <text:p>2022-10-3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9" office:value-type="date" office:date-value="2022-10-28" calcext:value-type="date">
            <text:p>2022-10-28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9" office:value-type="date" office:date-value="2022-10-28" calcext:value-type="date">
            <text:p>2022-10-2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8" office:value-type="string" calcext:value-type="string">
            <text:p>2022- many changes</text:p>
          </table:table-cell>
          <table:table-cell table:style-name="ce8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9" office:value-type="date" office:date-value="2020-11-26" calcext:value-type="date">
            <text:p>2020-11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9" office:value-type="date" office:date-value="2020-11-26" calcext:value-type="date">
            <text:p>2020-11-26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9" office:value-type="date" office:date-value="2020-11-25" calcext:value-type="date">
            <text:p>2020-11-2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1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13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2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8"/>
        </table:table-row>
        <table:table-row table:style-name="ro1" table:number-rows-repeated="10484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2-10-31T21:21:43.154934767</dc:date>
    <dc:creator>DavidA</dc:creator>
    <meta:editing-duration>P1DT12H42M1S</meta:editing-duration>
    <meta:editing-cycles>135</meta:editing-cycles>
    <meta:generator>LibreOffice/7.3.6.2$Linux_X86_64 LibreOffice_project/30$Build-2</meta:generator>
    <meta:document-statistic meta:table-count="1" meta:cell-count="832" meta:object-count="0"/>
  </office:meta>
</office:document-meta>
</file>